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fo:color="#999999"/>
    </style:style>
    <style:style style:name="P3" style:family="paragraph">
      <style:paragraph-properties fo:text-align="center"/>
      <style:text-properties fo:color="#999999" fo:font-size="26pt" style:font-size-asian="26pt" style:font-size-complex="26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26pt" style:font-size-asian="26pt" style:font-size-complex="2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999999" fo:font-size="26pt" style:font-size-asian="26pt" style:font-size-complex="26pt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1cm" svg:y="1.493cm">
          <draw:text-box>
            <text:p><text:span text:style-name="T1">Amount: <text:s text:c="2"/>21</text:span></text:p>
          </draw:text-box>
        </draw:frame>
        <draw:custom-shape draw:style-name="gr2" draw:text-style-name="P3" draw:layer="layout" svg:width="1.559cm" svg:height="1.287cm" svg:x="6.864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9.477cm" svg:y="4.11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8cm" svg:x="12.089cm" svg:y="4.1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14.702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7cm" svg:x="17.393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81cm" svg:y="3.993cm">
          <draw:text-box>
            <text:p><text:span text:style-name="T1">Coins <text:s text:c="3"/>:</text:span></text:p>
          </draw:text-box>
        </draw:frame>
        <draw:custom-shape draw:style-name="gr5" draw:text-style-name="P6" draw:layer="layout" svg:width="1.508cm" svg:height="1.322cm" svg:x="1.507cm" svg:y="8.753cm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.508cm" svg:height="1.322cm" svg:x="3.007cm" svg:y="8.75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4.507cm" svg:y="8.75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6.007cm" svg:y="8.75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7.507cm" svg:y="8.75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.508cm" svg:height="1.322cm" svg:x="9.007cm" svg:y="8.75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0.507cm" svg:y="8.753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2.007cm" svg:y="8.753cm">
          <text:p text:style-name="P6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3.507cm" svg:y="8.753cm">
          <text:p text:style-name="P6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5.007cm" svg:y="8.753cm">
          <text:p text:style-name="P6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6.507cm" svg:y="8.753cm">
          <text:p text:style-name="P6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8.007cm" svg:y="8.753cm">
          <text:p text:style-name="P6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9.507cm" svg:y="8.753cm">
          <text:p text:style-name="P6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1.007cm" svg:y="8.753cm">
          <text:p text:style-name="P6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2.507cm" svg:y="8.753cm">
          <text:p text:style-name="P6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4.007cm" svg:y="8.753cm">
          <text:p text:style-name="P6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5.507cm" svg:y="8.753cm">
          <text:p text:style-name="P6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7.007cm" svg:y="8.753cm">
          <text:p text:style-name="P6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8.507cm" svg:y="8.753cm">
          <text:p text:style-name="P6"><text:span text:style-name="T4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0.007cm" svg:y="8.753cm">
          <text:p text:style-name="P6"><text:span text:style-name="T4">19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96cm" svg:height="1.168cm" svg:x="1.883cm" svg:y="7.743cm">
          <draw:text-box>
            <text:p text:style-name="P7"><text:span text:style-name="T5">0</text:span></text:p>
          </draw:text-box>
        </draw:frame>
        <draw:frame draw:style-name="gr6" draw:text-style-name="P7" draw:layer="layout" svg:width="0.896cm" svg:height="1.168cm" svg:x="3.383cm" svg:y="7.743cm">
          <draw:text-box>
            <text:p text:style-name="P7"><text:span text:style-name="T5">1</text:span></text:p>
          </draw:text-box>
        </draw:frame>
        <draw:frame draw:style-name="gr6" draw:text-style-name="P7" draw:layer="layout" svg:width="0.896cm" svg:height="1.168cm" svg:x="4.883cm" svg:y="7.743cm">
          <draw:text-box>
            <text:p text:style-name="P7"><text:span text:style-name="T5">2</text:span></text:p>
          </draw:text-box>
        </draw:frame>
        <draw:frame draw:style-name="gr6" draw:text-style-name="P7" draw:layer="layout" svg:width="0.896cm" svg:height="1.168cm" svg:x="6.283cm" svg:y="7.743cm">
          <draw:text-box>
            <text:p text:style-name="P7"><text:span text:style-name="T5">3</text:span></text:p>
          </draw:text-box>
        </draw:frame>
        <draw:frame draw:style-name="gr6" draw:text-style-name="P7" draw:layer="layout" svg:width="0.896cm" svg:height="1.168cm" svg:x="7.783cm" svg:y="7.743cm">
          <draw:text-box>
            <text:p text:style-name="P7"><text:span text:style-name="T5">4</text:span></text:p>
          </draw:text-box>
        </draw:frame>
        <draw:frame draw:style-name="gr6" draw:text-style-name="P7" draw:layer="layout" svg:width="0.896cm" svg:height="1.168cm" svg:x="9.283cm" svg:y="7.743cm">
          <draw:text-box>
            <text:p text:style-name="P7"><text:span text:style-name="T5">5</text:span></text:p>
          </draw:text-box>
        </draw:frame>
        <draw:frame draw:style-name="gr6" draw:text-style-name="P7" draw:layer="layout" svg:width="0.896cm" svg:height="1.168cm" svg:x="10.783cm" svg:y="7.743cm">
          <draw:text-box>
            <text:p text:style-name="P7"><text:span text:style-name="T5">6</text:span></text:p>
          </draw:text-box>
        </draw:frame>
        <draw:frame draw:style-name="gr6" draw:text-style-name="P7" draw:layer="layout" svg:width="0.896cm" svg:height="1.168cm" svg:x="12.283cm" svg:y="7.743cm">
          <draw:text-box>
            <text:p text:style-name="P7"><text:span text:style-name="T5">7</text:span></text:p>
          </draw:text-box>
        </draw:frame>
        <draw:frame draw:style-name="gr6" draw:text-style-name="P7" draw:layer="layout" svg:width="0.896cm" svg:height="1.168cm" svg:x="13.683cm" svg:y="7.743cm">
          <draw:text-box>
            <text:p text:style-name="P7"><text:span text:style-name="T5">8</text:span></text:p>
          </draw:text-box>
        </draw:frame>
        <draw:frame draw:style-name="gr6" draw:text-style-name="P7" draw:layer="layout" svg:width="0.896cm" svg:height="1.168cm" svg:x="15.183cm" svg:y="7.743cm">
          <draw:text-box>
            <text:p text:style-name="P7"><text:span text:style-name="T5">9</text:span></text:p>
          </draw:text-box>
        </draw:frame>
        <draw:frame draw:style-name="gr6" draw:text-style-name="P7" draw:layer="layout" svg:width="1.289cm" svg:height="1.168cm" svg:x="16.583cm" svg:y="7.743cm">
          <draw:text-box>
            <text:p text:style-name="P7"><text:span text:style-name="T5">10</text:span></text:p>
          </draw:text-box>
        </draw:frame>
        <draw:frame draw:style-name="gr6" draw:text-style-name="P7" draw:layer="layout" svg:width="1.289cm" svg:height="1.168cm" svg:x="18.084cm" svg:y="7.743cm">
          <draw:text-box>
            <text:p text:style-name="P7"><text:span text:style-name="T5">11</text:span></text:p>
          </draw:text-box>
        </draw:frame>
        <draw:frame draw:style-name="gr6" draw:text-style-name="P7" draw:layer="layout" svg:width="1.289cm" svg:height="1.168cm" svg:x="19.583cm" svg:y="7.743cm">
          <draw:text-box>
            <text:p text:style-name="P7"><text:span text:style-name="T5">12</text:span></text:p>
          </draw:text-box>
        </draw:frame>
        <draw:frame draw:style-name="gr6" draw:text-style-name="P7" draw:layer="layout" svg:width="1.289cm" svg:height="1.168cm" svg:x="21.084cm" svg:y="7.743cm">
          <draw:text-box>
            <text:p text:style-name="P7"><text:span text:style-name="T5">13</text:span></text:p>
          </draw:text-box>
        </draw:frame>
        <draw:frame draw:style-name="gr6" draw:text-style-name="P7" draw:layer="layout" svg:width="1.289cm" svg:height="1.168cm" svg:x="22.584cm" svg:y="7.743cm">
          <draw:text-box>
            <text:p text:style-name="P7"><text:span text:style-name="T5">14</text:span></text:p>
          </draw:text-box>
        </draw:frame>
        <draw:frame draw:style-name="gr6" draw:text-style-name="P7" draw:layer="layout" svg:width="1.289cm" svg:height="1.168cm" svg:x="24.083cm" svg:y="7.743cm">
          <draw:text-box>
            <text:p text:style-name="P7"><text:span text:style-name="T5">15</text:span></text:p>
          </draw:text-box>
        </draw:frame>
        <draw:frame draw:style-name="gr6" draw:text-style-name="P7" draw:layer="layout" svg:width="1.289cm" svg:height="1.168cm" svg:x="25.584cm" svg:y="7.743cm">
          <draw:text-box>
            <text:p text:style-name="P7"><text:span text:style-name="T5">16</text:span></text:p>
          </draw:text-box>
        </draw:frame>
        <draw:frame draw:style-name="gr6" draw:text-style-name="P7" draw:layer="layout" svg:width="1.289cm" svg:height="1.168cm" svg:x="27.085cm" svg:y="7.743cm">
          <draw:text-box>
            <text:p text:style-name="P7"><text:span text:style-name="T5">17</text:span></text:p>
          </draw:text-box>
        </draw:frame>
        <draw:frame draw:style-name="gr6" draw:text-style-name="P7" draw:layer="layout" svg:width="1.289cm" svg:height="1.168cm" svg:x="28.584cm" svg:y="7.743cm">
          <draw:text-box>
            <text:p text:style-name="P7"><text:span text:style-name="T5">18</text:span></text:p>
          </draw:text-box>
        </draw:frame>
        <draw:frame draw:style-name="gr6" draw:text-style-name="P7" draw:layer="layout" svg:width="1.289cm" svg:height="1.168cm" svg:x="30.085cm" svg:y="7.743cm">
          <draw:text-box>
            <text:p text:style-name="P7"><text:span text:style-name="T5">19</text:span></text:p>
          </draw:text-box>
        </draw:frame>
        <draw:custom-shape draw:style-name="gr5" draw:text-style-name="P6" draw:layer="layout" svg:width="1.508cm" svg:height="1.322cm" svg:x="31.507cm" svg:y="8.754cm">
          <text:p text:style-name="P6"><text:span text:style-name="T4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3.007cm" svg:y="8.754cm">
          <text:p text:style-name="P6"><text:span text:style-name="T4">21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289cm" svg:height="1.168cm" svg:x="31.584cm" svg:y="7.744cm">
          <draw:text-box>
            <text:p text:style-name="P7"><text:span text:style-name="T5">20</text:span></text:p>
          </draw:text-box>
        </draw:frame>
        <draw:frame draw:style-name="gr6" draw:text-style-name="P7" draw:layer="layout" svg:width="1.289cm" svg:height="1.168cm" svg:x="33.085cm" svg:y="7.744cm">
          <draw:text-box>
            <text:p text:style-name="P7"><text:span text:style-name="T5">21</text:span></text:p>
          </draw:text-box>
        </draw:frame>
        <draw:connector draw:style-name="gr7" draw:text-style-name="P8" draw:layer="layout" draw:type="curve" svg:x1="3.761cm" svg:y1="10.075cm" svg:x2="9.761cm" svg:y2="10.075cm" draw:start-shape="id1" draw:start-glue-point="2" draw:end-shape="id2" draw:end-glue-point="2" svg:d="M3761 10075c0 751 6000 751 6000 0" svg:viewBox="0 0 6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1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00:03:44.821040129</meta:creation-date>
    <dc:date>2016-05-10T09:31:21.821223490</dc:date>
    <dc:creator>elucterio </dc:creator>
    <meta:editing-duration>PT9H26M2S</meta:editing-duration>
    <meta:editing-cycles>17</meta:editing-cycles>
    <meta:generator>LibreOffice/4.2.8.2$Linux_X86_64 LibreOffice_project/420m0$Build-2</meta:generator>
    <meta:document-statistic meta:object-count="52"/>
  </office:meta>
</office:document-meta>
</file>